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ListParagraph" style:list-style-name="LFO6" style:family="paragraph">
      <style:paragraph-properties fo:text-align="justify" fo:line-height="106%"/>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ListParagraph" style:list-style-name="LFO6"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ListParagraph" style:list-style-name="LFO1" style:family="paragraph"/>
    <style:style style:name="P11" style:parent-style-name="ListParagraph" style:list-style-name="LFO3" style:family="paragraph"/>
    <style:style style:name="P12" style:parent-style-name="ListParagraph" style:list-style-name="LFO3" style:family="paragraph"/>
    <style:style style:name="P13" style:parent-style-name="ListParagraph" style:list-style-name="LFO3" style:family="paragraph"/>
    <style:style style:name="P14" style:parent-style-name="ListParagraph" style:list-style-name="LFO1" style:family="paragraph"/>
    <style:style style:name="P15" style:parent-style-name="ListParagraph" style:list-style-name="LFO1"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ListParagraph" style:list-style-name="LFO5" style:family="paragraph">
      <style:paragraph-properties fo:text-align="justify" fo:line-height="106%"/>
    </style:style>
    <style:style style:name="P22" style:parent-style-name="ListParagraph" style:list-style-name="LFO5" style:family="paragraph">
      <style:paragraph-properties fo:text-align="justify" fo:line-height="106%"/>
    </style:style>
    <style:style style:name="P23" style:parent-style-name="ListParagraph" style:list-style-name="LFO5" style:family="paragraph">
      <style:paragraph-properties fo:text-align="justify" fo:line-height="106%"/>
    </style:style>
    <style:style style:name="P24" style:parent-style-name="Normal" style:family="paragraph">
      <style:paragraph-properties fo:text-align="justify"/>
    </style:style>
    <style:style style:name="P25" style:parent-style-name="Normal" style:family="paragraph">
      <style:paragraph-properties fo:text-align="justify"/>
    </style:style>
    <style:style style:name="P26" style:parent-style-name="ListParagraph" style:list-style-name="LFO7" style:family="paragraph">
      <style:paragraph-properties fo:text-align="justify"/>
    </style:style>
    <style:style style:name="P27" style:parent-style-name="ListParagraph" style:list-style-name="LFO7" style:family="paragraph">
      <style:paragraph-properties fo:text-align="justify"/>
    </style:style>
    <style:style style:name="P28" style:parent-style-name="ListParagraph" style:list-style-name="LFO7" style:family="paragraph">
      <style:paragraph-properties fo:text-align="justify"/>
    </style:style>
    <style:style style:name="P29" style:parent-style-name="ListParagraph" style:family="paragraph">
      <style:paragraph-properties fo:text-align="justify"/>
    </style:style>
    <style:style style:name="P30" style:parent-style-name="ListParagraph" style:list-style-name="LFO1"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ListParagraph" style:list-style-name="LFO1" style:family="paragraph"/>
  </office:automatic-styles>
  <office:body>
    <office:text text:use-soft-page-breaks="true">
      <text:p text:style-name="P1">Introduction<text:s/></text:p>
      <text:p text:style-name="P2">Il existe une théorie économique connue : l’augmentation du salaire minimum entraine une<text:s/>réduction des emplois dont les salaires sont faibles. Cette théorie se base sur des études de séries chronologiques<text:s/>agrégées (environ 30 études).</text:p>
      <text:p text:style-name="P3">Dans l’enquête historique de Charles Brown (1982), il est résumé que l’augmentation de 10% du salaire minimum entraine une réduction de 1 à 3% du taux emploi des jeunes. Sachant que c’est la partie inférieure de cette fourchette qui est la plus plausible.</text:p>
      <text:list text:style-name="LFO6" text:continue-numbering="true">
        <text:list-item>
          <text:p text:style-name="P4">Dans les études de Alliston Wellington (1991) et Jacob Klerman (1992), ils<text:s/>ont trouvé un effet plus faible de cette augmentation de salaire minimum sur le taux d’emploi.<text:s/></text:p>
        </text:list-item>
      </text:list>
      <text:p text:style-name="P5">A contrario de la littérature classique sur les séries chronologiques, les études plus récentes basées sur des comparaisons<text:s/>transversales de Card, Laurence Katz et Krueger<text:s/>en<text:s/>1992<text:s/>; Card et Krueger, Stephen Machin et Alan Manning<text:s/>en<text:s/>1994 ont estimé que les effets du salaire minimum sur l’emploi étaient négligeables ou même<text:s/>légèrement<text:s/>positifs.<text:s/></text:p>
      <text:p text:style-name="P6">Au vu de cette opposition entre études chronologiques<text:s/>et transversales, il est important d’évaluer la validité des estimations des séries chronologiques. Donc dans cette étude de Card et Alan Krueger, il est présenté une « méta-analyse » de la littérature des séries chronologiques. L’analyse se fonde sur des études qui ont accès à beaucoup plus d’observations.</text:p>
      <text:list text:style-name="LFO6" text:continue-numbering="true">
        <text:list-item>
          <text:p text:style-name="P7">La théorie suggère qu’il y a une relation de type « racine carré inverse » entre la taille de l’échantillon et le « rapport t » obtenu dans les études.<text:s/></text:p>
        </text:list-item>
      </text:list>
      <text:p text:style-name="P8">Or,<text:s/>les résultats montrent que les « rapports t » des différentes études sont négativement corrélés avec les tailles d’échantillon. Les rapports et les coefficients sont donc biaisés. En outre, l’effet estimé du salaire minimum sur le taux d’emploi tend à être 2 fois supérieur que son erreur type et cela peu importe la taille de l’échantillon.<text:s/></text:p>
      <text:p text:style-name="P9">Donc la littérature des séries chronologiques<text:s/>a probablement<text:s/>été<text:s/>affecté par une combinaison de biais de publication,<text:s/>il y<text:s/>a<text:s/>donc<text:s/>dedans<text:s/>une tendance à la surreprésentation des résultats statistiquement significatifs.<text:s/></text:p>
      <text:list text:style-name="LFO1" text:continue-numbering="true">
        <text:list-item>
          <text:p text:style-name="P10">Biais de publication<text:s/></text:p>
        </text:list-item>
      </text:list>
      <text:p text:style-name="Normal">Depuis longtemps, on prétend que les revues universitaires ont tendance à publier des articles avec des résultats qui sont « statistiquement significatifs » (Colin<text:s/>Begg and Jesse Berlin, 1988<text:s/>; Bradford<text:s/>De Long and Kevin Lang, 1992).<text:s/></text:p>
      <text:p text:style-name="Normal">En statistique, la signification est jugée par<text:s/>le fait que le t ratio pour la variable explicative (variable qui explique le modèle) principale dépasse 2 en valeur absolue.</text:p>
      <text:p text:style-name="Normal">De plus, une analyse statistique est plus décisive si l’hypothèse nulle de zéro est rejetée.</text:p>
      <text:p text:style-name="Normal">Il existe donc une tendance naturelle pour les examinateurs et les éditeurs à regarder plus favorablement les études avec des résultats statistiquement significatifs.</text:p>
      <text:p text:style-name="Normal">Dans le cas du salaire minimum, les économistes ont une forte présomption théorique selon laquelle une hausse du salaire minimum fera baisser l’emploi.</text:p>
      <text:list text:style-name="LFO3" text:continue-numbering="true">
        <text:list-item>
          <text:p text:style-name="P11">Cette présomption met en avant 2 sources de biais de publication.</text:p>
        </text:list-item>
        <text:list-item>
          <text:p text:style-name="P12">Premièrement, les critiques et les éditeurs peuvent être prédisposés à accepter des articles qui montrent un « effet négatif significatif »<text:s/>du salaire minimum.</text:p>
        </text:list-item>
        <text:list-item>
          <text:p text:style-name="P13">Deuxièmement, les chercheurs peuvent utiliser le critère d’un effet négatif et significatif sur l’emploi comme guide dans le choix de leurs spécifications empiriques (variables de contrôle incluent, forme fonctionnelle imposée, échantillon analysé, technique d’estimation utilisée).</text:p>
        </text:list-item>
      </text:list>
      <text:p text:style-name="Normal">C’est ce pouvoir discrétionnaire qui peut entrainer des biais si des choix particuliers sont déterminés en partie par le fait qu’ils génèrent ou non des effets négatifs et statistiquement significatifs sur l’emploi.<text:s/></text:p>
      <text:list text:style-name="LFO1" text:continue-numbering="true">
        <text:list-item>
          <text:p text:style-name="P14">Méta-analyse<text:s/></text:p>
        </text:list-item>
      </text:list>
      <text:p text:style-name="Normal">La méta-analyse est l’analyse quantitative d’un ensemble d’études.</text:p>
      <text:p text:style-name="Normal">Cette technique est utilisée pour résumer un ensemble d’études connexes, pour évaluer la fiabilité des résultats et pour tester les biais de publication.</text:p>
      <text:p text:style-name="Normal">Dans le cas des études chronologiques sur le salaire minimum, un test<text:s/>du biais de publication est logique au vu des études plus récentes qui utilisent davantage de données.</text:p>
      <text:p text:style-name="Normal">Les études plus récentes utilisent jusqu’à 2 fois plus d’observations que les premières études ; ce doublement de la taille de l’échantillon devrait réduire l’erreur type de l’effet estimé sur l’emploi.</text:p>
      <text:p text:style-name="Normal">La valeur absolue<text:s/>du t ratio devrait varier proportionnellement à la racine carrée du nombre de degrés de liberté, et une régression du log de l’un sur le log de l’autre devrait donner un coefficient de 1.</text:p>
      <text:p text:style-name="Normal">Il est peu probable que les données agrégées de séries chronologiques soient indépendantes. Avec des observations dépendantes, on s’attend à ce que le t ratio augmente avec la taille de l’échantillon.</text:p>
      <text:p text:style-name="Normal">Qu’est-ce qui pourrait empêcher cette augmentation ? Un biais de publication ferait que les premières études auraient un t ratio élevé malgré un petit échantillon. Ou un changement structurel qui puisse modifier le modèle statistique ; si l’effet du salaire minimum s’est affaibli au fil du temps, le t ratio pourrait<text:s/>rester constant ou même diminuer à mesure que la taille de l’échantillon augmente.</text:p>
      <text:list text:style-name="LFO1" text:continue-numbering="true">
        <text:list-item>
          <text:p text:style-name="P15">Résultats<text:s/></text:p>
        </text:list-item>
      </text:list>
      <text:p text:style-name="P16">Dans cette étude, pour voir s’il y a biais de publication, Card et Alan Krueger<text:s/>ont mis en relation les « rapports t » avec la taille des échantillons ainsi que d’autres caractéristiques des études. Ils se basent sur 15 études, 12 publiées avant 1981 et trois plus récentes (Garry Solo, 1985 ; Wellington, 1991 et Klerman, 1992). Dans chaque étude c’est le « rapport t » sur la variable du salaire minimum préférée de l’auteur qui a été choisie. L’expérimentation limite l’échantillon au sous-ensemble d’études qui utilisent une spécification logarithmique.<text:s/></text:p>
      <text:p text:style-name="P17">La Figure 1. Illustre la relation entre la valeur du « rapport t » de chaque étude à la racine carrée des degrés de liberté de l’étude. Chaque point du graphique renvoie à l’étude mentionnée dans la note de la figure. De plus la ligne de régression ajustée est également affichée sur le graphique.<text:s/></text:p>
      <text:p text:style-name="P18">Alors, on voit que contrairement à la relation attendue qui est une pente ascendante entre le « rapport t » et la taille de l’échantillon, le graphique présente une<text:s/>droite<text:s/>descendante. De plus l’étude 7<text:s/>de<text:s/>Iden<text:s/>datant de<text:s/>1980 est clairement une aberration.<text:s/></text:p>
      <text:p text:style-name="P19">Dans la Table 1. Il est présenté la régression descriptive multivariée qui est une<text:s/>caractéristique corrélée à la taille de l’échantillon. Sachant que pour chaque étude la variable dépendante est le « logarithme de ratio t ».<text:s/></text:p>
      <text:soft-page-break/>
      <text:p text:style-name="P20">Dans l’analyse,<text:s/>pour respecter la théorie de l’échantillonnage, une variable fictive égale à 1 est incluse dans plusieurs cas :<text:s/></text:p>
      <text:list text:style-name="LFO5" text:continue-numbering="true">
        <text:list-item>
          <text:p text:style-name="P21">Si la spécification est logarithmique.</text:p>
        </text:list-item>
        <text:list-item>
          <text:p text:style-name="P22">Si l’échantillon contient un sous-ensemble de « teenagers (as opposed to all teenagers) ».</text:p>
        </text:list-item>
        <text:list-item>
          <text:p text:style-name="P23">Si une correction autorégressive a été utilisée dans l’estimation, et une variable présentant le nombre de covariables incluses dans le modèle original.<text:s/></text:p>
        </text:list-item>
      </text:list>
      <text:p text:style-name="P24">Dans la Table 1. (Comme le suggère la Figure 1.) il y a une relation négative entre les « rapports t » et les degrés de liberté. Le coefficient de la racine carrée des degrés de liberté est éloigné de 1 (attente théorique),<text:s/>sachant que l’inclusion de variables explicatives supplémentaires<text:s/>ne change pas son signe<text:s/>ni son effet.<text:s/></text:p>
      <text:p text:style-name="P25">D’autres<text:s/>estimations basées sur d’autres<text:s/>sous-ensembles :<text:s/></text:p>
      <text:list text:style-name="LFO7" text:continue-numbering="true">
        <text:list-item>
          <text:p text:style-name="P26">Sous-échantillon (toutes les études antérieures à 1982) : corrélation négative entre le « rapport t » et les degrés de liberté.<text:s/></text:p>
        </text:list-item>
        <text:list-item>
          <text:p text:style-name="P27">Sous-échantillon (éliminant l’étude aberrante 7) : alors la relation est plus forte entre le « rapport t » et les degrés de liberté.<text:s/></text:p>
        </text:list-item>
        <text:list-item>
          <text:p text:style-name="P28">Sous-échantillon (les 11 études qui utilisent une spécification logarithmique) : mais<text:s/>là<text:s/>aussi il y a une relation négative entre le « rapport t » et les degrés de liberté.<text:s/></text:p>
        </text:list-item>
      </text:list>
      <text:p text:style-name="P29"/>
      <text:list text:style-name="LFO1" text:continue-numbering="true">
        <text:list-item>
          <text:p text:style-name="P30">Le « rapport t » toujours<text:s/>égal à<text:s/>2 ?<text:s/></text:p>
        </text:list-item>
      </text:list>
      <text:p text:style-name="P31">Il existe un autre type de méta-analyse qui met en relation la magnitude du coefficient avec son erreur standard estimée. En terme d’attentes, on ne s’attend pas à trouver systématiquement une relation entre les coefficients estimés et leurs erreurs standards.<text:s/></text:p>
      <text:p text:style-name="P32">Dans ce cas-là, il y a biais de publication avec un « rapport t » en valeur absolue supérieure à 2, alors nous voulons trouver une valeur positive entre l’ampleur de l’effet estimé sur l’emploi et ses erreurs standards car le « rapport t » est donné par t = b / SE avec b (effet estimé sur l’emploi) et SE (son erreur standard). <text:s/></text:p>
      <text:p text:style-name="P33">Pour surmonter le problème<text:s/>– des<text:s/>coefficients entre chaque étude qui ne sont pas directement comparable car les études estiment différentes formes fonctionnelles<text:s/>– l’étude<text:s/>utilise des estimations de l’effet sur l’emploi associé à une augmentation de 10% du salaire minimum.<text:s/></text:p>
      <text:p text:style-name="P34">D’après<text:s/>cette<text:s/>étude,<text:s/>on obtient la Figure 2, qui présente la dispersion de la valeur absolue des effets du salaire minimum par rapport à leurs erreur type<text:s/>mais également une ligne correspondant à 2 fois l’erreur standard.<text:s/></text:p>
      <text:p text:style-name="P35">On voit que l’étude 9 et l’étude 15 (Abows et Killingsworth, 1981 ; Klerman, 1992) sont nettement sous la ligne tandis que l’étude 7 d’Iden et nettement au-dessus de la ligne.<text:s/></text:p>
      <text:p text:style-name="P36">Généralement,<text:s/>si le véritable effet du salaire minimum sur l’emploi était constant dans le temps et si les coefficients estimés dans la littérature étaient sans biais, alors les estimations de l’élasticité de l’emploi par rapport au salaire minimum sont proche de la ligne<text:s/>– 2<text:s/>fois leurs erreurs standard.<text:s/></text:p>
      <text:p text:style-name="Normal"/>
      <text:list text:style-name="LFO1" text:continue-numbering="true">
        <text:list-item>
          <text:p text:style-name="P37"><text:s/>Conclusion<text:s/></text:p>
        </text:list-item>
      </text:list>
      <text:soft-page-break/>
      <text:p text:style-name="Normal">Qu’est-ce qui pourrait expliquer la tendance combinée des ratios t à diminuer avec la taille d’échantillon et des ratios t à être égal à 2, quelle que soit l’ampleur de l’effet estimé du salaire minimum ?<text:s/></text:p>
      <text:p text:style-name="Normal">Une des possibilités est le changement structurel : l’effet réel du salaire minimum peut avoir diminué au fil du temps et à un rythme plus rapide que la diminution de l’erreur type estimée.</text:p>
      <text:p text:style-name="Normal">S’il y a eu changement structurel, on pourrait conclure que le salaire minimum a maintenant un effet insignifiant sur l’emploi, sur la base des estimations de séries chronologiques qui incluent les données plus récentes<text:s/>(Wellington, 1991 ; Klerman, 1992).</text:p>
      <text:p text:style-name="Normal">L’explication plus plausible de ces résultats est que les études dans la littérature ont été affectées par des biais de recherche de spécifications et de publication, induits par les tendances des éditeurs et des auteurs à rechercher des estimations négatives et statistiquement significatives de l’effet du salaire sur l’emploi.</text:p>
      <text:p text:style-name="Normal">Certains chercheurs suivent le critère de sélection des spécifications qui permettent d’atteindre des ratios t supérieurs à 2, ces spécifications sont donc surreprésentées dans les premières études. Les chercheurs ultérieurs se sentant obligés de reproduire le même modèle que dans la littérature antérieure, les nouvelles études ont découvert des effets plus faibles du salaire minimum.<text:s/></text:p>
      <text:p text:style-name="Normal">La principale conclusion est que les chercheurs peuvent être amenés à tempérer les déductions qu’ils tirent d’un ensemble d’études publiées et même d’une littérature qui semble tendre vers une conclusion particuliè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style:language-complex="ar" style:country-complex="MA"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Times New Roman"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font-name-asian="Calibri"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Arial" style:font-name-asian="Calibri"/>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gathe Zekad</meta:initial-creator>
    <dc:creator>Agathe Zekad</dc:creator>
    <meta:creation-date>2022-05-23T11:39:00Z</meta:creation-date>
    <dc:date>2022-05-23T13:18:00Z</dc:date>
    <meta:template xlink:href="Normal" xlink:type="simple"/>
    <meta:editing-cycles>19</meta:editing-cycles>
    <meta:editing-duration>PT5940S</meta:editing-duration>
    <meta:document-statistic meta:page-count="4" meta:paragraph-count="21" meta:word-count="1676" meta:character-count="10879" meta:row-count="76" meta:non-whitespace-character-count="9224"/>
  </office:meta>
</office:document-meta>
</file>